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8400000384D8A9A05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6.7cm" svg:x="1cm" svg:y="11cm">
          <draw:image xlink:href="Pictures/100000000000038400000384D8A9A05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5-30T14:31:05.47</dc:date>
    <meta:document-statistic meta:object-count="1"/>
    <meta:generator>OpenOffice/4.1.5$Win32 OpenOffice.org_project/415m1$Build-9789</meta:generator>
  </office:meta>
</office:document-meta>
</file>